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A0000019A24AE28F4BC7F97DE.png" manifest:media-type="image/png"/>
  <manifest:file-entry manifest:full-path="Pictures/100000000000019A0000019A75214FEBA7B22247.png" manifest:media-type="image/png"/>
  <manifest:file-entry manifest:full-path="Pictures/100000000000019A0000019A22C280BE1659F5EF.png" manifest:media-type="image/png"/>
  <manifest:file-entry manifest:full-path="Pictures/100000000000019A0000019A12AC6D4C1031AF09.png" manifest:media-type="image/png"/>
  <manifest:file-entry manifest:full-path="Pictures/100000000000019A0000019A246A8EF12E996C0B.png" manifest:media-type="image/png"/>
  <manifest:file-entry manifest:full-path="Pictures/100000000000019A0000019A86783D4662EDA53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7.62cm" svg:x="1cm" svg:y="1cm">
          <draw:image xlink:href="Pictures/100000000000019A0000019A75214FEBA7B22247.png" xlink:type="simple" xlink:show="embed" xlink:actuate="onLoad" draw:mime-type="image/png">
            <text:p/>
          </draw:image>
        </draw:frame>
        <draw:frame draw:style-name="gr2" draw:text-style-name="P2" draw:layer="layout" svg:width="6.35cm" svg:height="0.962cm" svg:x="1.635cm" svg:y="7.985cm">
          <draw:text-box>
            <text:p text:style-name="P1">For King &amp; Country</text:p>
          </draw:text-box>
        </draw:frame>
        <draw:frame draw:style-name="gr3" draw:text-style-name="P1" draw:layer="layout" svg:width="7.62cm" svg:height="7.62cm" svg:x="12.97cm" svg:y="1cm">
          <draw:image xlink:href="Pictures/100000000000019A0000019A22C280BE1659F5EF.png" xlink:type="simple" xlink:show="embed" xlink:actuate="onLoad" draw:mime-type="image/png">
            <text:p/>
          </draw:image>
        </draw:frame>
        <draw:frame draw:style-name="gr2" draw:text-style-name="P2" draw:layer="layout" svg:width="6.032cm" svg:height="0.962cm" svg:x="13.7cm" svg:y="7.985cm">
          <draw:text-box>
            <text:p text:style-name="P1">Owl City</text:p>
          </draw:text-box>
        </draw:frame>
        <draw:frame draw:style-name="gr3" draw:text-style-name="P1" draw:layer="layout" svg:width="7.62cm" svg:height="7.62cm" svg:x="1cm" svg:y="19.097cm">
          <draw:image xlink:href="Pictures/100000000000019A0000019A246A8EF12E996C0B.png" xlink:type="simple" xlink:show="embed" xlink:actuate="onLoad" draw:mime-type="image/png">
            <text:p/>
          </draw:image>
        </draw:frame>
        <draw:frame draw:style-name="gr4" draw:text-style-name="P2" draw:layer="layout" svg:width="6.033cm" svg:height="0.962cm" svg:x="1.635cm" svg:y="26.082cm">
          <draw:text-box>
            <text:p text:style-name="P1">Lauren Daigle</text:p>
          </draw:text-box>
        </draw:frame>
        <draw:frame draw:style-name="gr3" draw:text-style-name="P1" draw:layer="layout" svg:width="7.62cm" svg:height="7.62cm" svg:x="12.97cm" svg:y="19.097cm">
          <draw:image xlink:href="Pictures/100000000000019A0000019A86783D4662EDA53F.png" xlink:type="simple" xlink:show="embed" xlink:actuate="onLoad" draw:mime-type="image/png">
            <text:p/>
          </draw:image>
        </draw:frame>
        <draw:frame draw:style-name="gr2" draw:text-style-name="P2" draw:layer="layout" svg:width="6.35cm" svg:height="0.962cm" svg:x="13.7cm" svg:y="25.978cm">
          <draw:text-box>
            <text:p text:style-name="P1">Ultimate School</text:p>
          </draw:text-box>
        </draw:frame>
        <draw:frame draw:style-name="gr3" draw:text-style-name="P1" draw:layer="layout" svg:width="7.62cm" svg:height="7.62cm" svg:x="1cm" svg:y="9.572cm">
          <draw:image xlink:href="Pictures/100000000000019A0000019A24AE28F4BC7F97DE.png" xlink:type="simple" xlink:show="embed" xlink:actuate="onLoad" draw:mime-type="image/png">
            <text:p/>
          </draw:image>
        </draw:frame>
        <draw:frame draw:style-name="gr4" draw:text-style-name="P2" draw:layer="layout" svg:width="7.302cm" svg:height="0.962cm" svg:x="1.318cm" svg:y="16.548cm">
          <draw:text-box>
            <text:p text:style-name="P1">The Greatest Showman</text:p>
          </draw:text-box>
        </draw:frame>
        <draw:frame draw:style-name="gr3" draw:text-style-name="P1" draw:layer="layout" svg:width="7.62cm" svg:height="7.62cm" svg:x="12.97cm" svg:y="9.572cm">
          <draw:image xlink:href="Pictures/100000000000019A0000019A12AC6D4C1031AF09.png" xlink:type="simple" xlink:show="embed" xlink:actuate="onLoad" draw:mime-type="image/png">
            <text:p/>
          </draw:image>
        </draw:frame>
        <draw:frame draw:style-name="gr2" draw:text-style-name="P2" draw:layer="layout" svg:width="6.35cm" svg:height="0.962cm" svg:x="13.382cm" svg:y="16.557cm">
          <draw:text-box>
            <text:p text:style-name="P1">Danny Gokey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" draw:display-name="Transparency 2" draw:style="linear" draw:start="50%" draw:end="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3T15:22:30.294000000</meta:creation-date>
    <dc:date>2022-03-13T15:58:06.739000000</dc:date>
    <meta:editing-duration>PT25M13S</meta:editing-duration>
    <meta:editing-cycles>7</meta:editing-cycles>
    <meta:generator>LibreOffice/7.2.5.2$Windows_X86_64 LibreOffice_project/499f9727c189e6ef3471021d6132d4c694f357e5</meta:generator>
    <meta:document-statistic meta:object-count="12"/>
  </office:meta>
</office:document-meta>
</file>